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BasedCandidateFilter.TypeBasedCandidateFilter( MockCandidateFilter n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BasedCandidateFilter.filterCandidate( final Collection &lt; Object &gt; mocks , final Field candidateFieldToBeInjected , final List &lt; Field &gt; allRemainingCandidateFields , final Object injecte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